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080000000889DAE7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erif2" svg:font-family="'Liberation Serif'" style:font-adornments="Itálico Negrito" style:font-family-generic="roman" style:font-pitch="variable"/>
    <style:font-face style:name="Liberation Serif3" svg:font-family="'Liberation Serif'" style:font-adornments="Negrito"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002cm" table:align="left" style:shadow="#808080 0.176cm 0.176cm"/>
    </style:style>
    <style:style style:name="Tabela1.A" style:family="table-column">
      <style:table-column-properties style:column-width="3.314cm"/>
    </style:style>
    <style:style style:name="Tabela1.B" style:family="table-column">
      <style:table-column-properties style:column-width="4.904cm"/>
    </style:style>
    <style:style style:name="Tabela1.C" style:family="table-column">
      <style:table-column-properties style:column-width="9.784cm"/>
    </style:style>
    <style:style style:name="Tabela1.A1" style:family="table-cell">
      <style:table-cell-properties style:vertical-align="middle" fo:background-color="#cccccc" fo:padding="0.049cm" fo:border-left="0.05pt solid #000000" fo:border-right="none" fo:border-top="0.05pt solid #000000" fo:border-bottom="0.05pt solid #000000">
        <style:background-image/>
      </style:table-cell-properties>
    </style:style>
    <style:style style:name="Tabela1.C1" style:family="table-cell">
      <style:table-cell-properties style:vertical-align="middle" fo:background-color="#cccccc" fo:padding="0.049cm" fo:border="0.05pt solid #000000">
        <style:background-image/>
      </style:table-cell-properties>
    </style:style>
    <style:style style:name="Tabela1.A2" style:family="table-cell">
      <style:table-cell-properties style:vertical-align="middle" fo:background-color="#cccccc" fo:padding="0.049cm" fo:border-left="0.05pt solid #000000" fo:border-right="none" fo:border-top="none" fo:border-bottom="0.05pt solid #000000">
        <style:background-image/>
      </style:table-cell-properties>
    </style:style>
    <style:style style:name="Tabela1.C2" style:family="table-cell">
      <style:table-cell-properties style:vertical-align="middle" fo:padding="0.049cm" fo:border-left="0.05pt solid #000000" fo:border-right="0.05pt solid #000000" fo:border-top="none" fo:border-bottom="0.05pt solid #000000"/>
    </style:style>
    <style:style style:name="Tabela1.C3" style:family="table-cell">
      <style:table-cell-properties style:vertical-align="middle" fo:padding="0.049cm" fo:border-left="0.05pt solid #000000" fo:border-right="0.05pt solid #000000" fo:border-top="none" fo:border-bottom="0.05pt solid #000000"/>
    </style:style>
    <style:style style:name="Tabela1.C4" style:family="table-cell">
      <style:table-cell-properties style:vertical-align="middle" fo:padding="0.049cm" fo:border-left="0.05pt solid #000000" fo:border-right="0.05pt solid #000000" fo:border-top="none" fo:border-bottom="0.05pt solid #000000"/>
    </style:style>
    <style:style style:name="Tabela1.C5" style:family="table-cell">
      <style:table-cell-properties style:vertical-align="middle" fo:padding="0.049cm" fo:border-left="0.05pt solid #000000" fo:border-right="0.05pt solid #000000" fo:border-top="none" fo:border-bottom="0.05pt solid #000000"/>
    </style:style>
    <style:style style:name="Tabela1.C6" style:family="table-cell">
      <style:table-cell-properties style:vertical-align="middle" fo:padding="0.049cm" fo:border-left="0.05pt solid #000000" fo:border-right="0.05pt solid #000000" fo:border-top="none" fo:border-bottom="0.05pt solid #000000"/>
    </style:style>
    <style:style style:name="P1" style:family="paragraph" style:parent-style-name="Text_20_body">
      <style:paragraph-properties fo:margin-top="0cm" fo:margin-bottom="0cm" style:contextual-spacing="false" fo:line-height="150%" fo:text-align="justify" style:justify-single-word="false"/>
    </style:style>
    <style:style style:name="P2" style:family="paragraph" style:parent-style-name="Text_20_body" style:list-style-name="L1">
      <style:paragraph-properties fo:margin-top="0cm" fo:margin-bottom="0cm" style:contextual-spacing="false" fo:line-height="150%" fo:text-align="justify" style:justify-single-word="false"/>
    </style:style>
    <style:style style:name="P3" style:family="paragraph" style:parent-style-name="Table_20_Contents">
      <style:paragraph-properties fo:margin-top="0cm" fo:margin-bottom="0cm" style:contextual-spacing="false" fo:line-height="150%" fo:text-align="center" style:justify-single-word="false"/>
    </style:style>
    <style:style style:name="P4" style:family="paragraph" style:parent-style-name="Table_20_Contents">
      <style:paragraph-properties fo:margin-top="0cm" fo:margin-bottom="0cm" style:contextual-spacing="false" fo:line-height="150%" fo:text-align="center" style:justify-single-word="false"/>
      <style:text-properties fo:font-weight="bold" style:font-weight-asian="bold" style:font-weight-complex="bold"/>
    </style:style>
    <style:style style:name="P5" style:family="paragraph" style:parent-style-name="Table_20_Contents">
      <style:paragraph-properties fo:margin-top="0cm" fo:margin-bottom="0cm" style:contextual-spacing="false" fo:line-height="150%" fo:text-align="start" style:justify-single-word="false"/>
    </style:style>
    <style:style style:name="P6" style:family="paragraph" style:parent-style-name="Text_20_body">
      <style:paragraph-properties fo:margin-top="0cm" fo:margin-bottom="0cm" style:contextual-spacing="false" fo:line-height="150%" fo:text-align="justify" style:justify-single-word="false"/>
      <style:text-properties fo:font-weight="bold"/>
    </style:style>
    <style:style style:name="P7" style:family="paragraph" style:parent-style-name="Preformatted_20_Text">
      <style:paragraph-properties fo:margin-top="0cm" fo:margin-bottom="0cm" style:contextual-spacing="false" fo:line-height="150%" fo:text-align="justify" style:justify-single-word="false"/>
    </style:style>
    <style:style style:name="P8" style:family="paragraph" style:parent-style-name="Heading_20_4">
      <style:paragraph-properties fo:margin-top="0cm" fo:margin-bottom="0cm" style:contextual-spacing="false" fo:line-height="150%" fo:text-align="justify" style:justify-single-word="false"/>
      <style:text-properties fo:font-weight="bold" officeooo:paragraph-rsid="00529dbd"/>
    </style:style>
    <style:style style:name="P9" style:family="paragraph" style:parent-style-name="Text_20_body" style:list-style-name="L2">
      <style:paragraph-properties fo:margin-top="0cm" fo:margin-bottom="0cm" style:contextual-spacing="false" fo:line-height="150%" fo:text-align="justify" style:justify-single-word="false"/>
    </style:style>
    <style:style style:name="P10" style:family="paragraph" style:parent-style-name="Standard">
      <style:paragraph-properties fo:margin-top="0cm" fo:margin-bottom="0cm" style:contextual-spacing="false" fo:line-height="150%" fo:text-align="justify" style:justify-single-word="false"/>
    </style:style>
    <style:style style:name="T1" style:family="text">
      <style:text-properties fo:font-style="italic" fo:font-weight="bold" style:font-style-asian="italic" style:font-style-complex="italic"/>
    </style:style>
    <style:style style:name="T2" style:family="text">
      <style:text-properties fo:font-weight="bold"/>
    </style:style>
    <style:style style:name="T3" style:family="text">
      <style:text-properties officeooo:rsid="00529db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avegando no DOM e a Relação Entre Elementos em JavaScript</text:p>
      <text:p text:style-name="P1"/>
      <text:p text:style-name="P1"/>
      <text:h text:style-name="Heading_20_1" text:outline-level="1">A Estrutura Familiar dos Elementos HTML</text:h>
      <text:p text:style-name="Text_20_body"/>
      <text:p text:style-name="P1"><text:tab/>Para interagir de forma eficaz com uma página da web usando JavaScript, é essencial entender o <text:span text:style-name="T1">Document Object Model</text:span><text:span text:style-name="T2"> (DOM)</text:span>. No entanto, em vez de enxergá-lo como uma simples lista de elementos, devemos percebê-lo como uma árvore hierárquica. Nessa estrutura, cada elemento possui uma relação com os outros, semelhante a uma árvore genealógica. Compreender essas relações de "parentesco" — quem é o pai, o filho ou o irmão de um elemento — é fundamental para selecionar e manipular exatamente o que desejamos de forma eficiente e precisa. Para facilitar esse entendimento, vamos explorar três conceitos centrais de relacionamento que formam a base da navegação no DOM:</text:p>
      <text:list text:style-name="L1">
        <text:list-item>
          <text:p text:style-name="P2"><text:span text:style-name="T2">Elemento Pai (Parent):</text:span> O elemento que contém outros elementos diretamente dentro dele. Na nossa analogia, seria o ancestral direto.</text:p>
        </text:list-item>
        <text:list-item>
          <text:p text:style-name="P2"><text:span text:style-name="T2">Elementos Filhos (Children):</text:span> Os elementos que estão diretamente contidos dentro de um elemento pai. Eles são os descendentes diretos.</text:p>
        </text:list-item>
        <text:list-item>
          <text:p text:style-name="P2"><text:span text:style-name="T2">Elementos Irmãos (Siblings):</text:span> Elementos que compartilham o mesmo pai e, portanto, estão no mesmo nível hierárquico. O termo <text:span text:style-name="Source_20_Text">siblings</text:span> é usado porque, diferente de termos mais específicos como <text:span text:style-name="Source_20_Text">brothers</text:span> ou <text:span text:style-name="Source_20_Text">sisters</text:span> em inglês, ele é neutro e engloba todos os elementos no mesmo nível, o que reflete com precisão o funcionamento do DOM.</text:p>
        </text:list-item>
      </text:list>
      <text:p text:style-name="P1"><text:tab/>Com esses conceitos em mente, vamos aprofundar em como o JavaScript os interpreta e como podemos utilizar essas relações para navegar pela estrutura da nossa página.</text:p>
      <text:p text:style-name="P1"/>
      <text:h text:style-name="Heading_20_2" text:outline-level="2">A Diferença <text:span text:style-name="T3">de </text:span>Nodes vs. Elements</text:h>
      <text:p text:style-name="Text_20_body"/>
      <text:p text:style-name="P1"><text:tab/>Um ponto que frequentemente causa confusão para desenvolvedores iniciantes é a diferença entre "Nós" (<text:span text:style-name="T4">Nodes</text:span>) e "<text:span text:style-name="T4">Elementos</text:span>" (Elements). Para o navegador, a árvore do DOM é composta por <text:span text:style-name="T5">Nós</text:span>. Um nó pode ser uma <text:span text:style-name="T4">tag </text:span>HTML (um elemento), mas também pode ser um texto, um comentário ou até mesmo os espaços em branco e quebras de linha que inserimos no nosso código HTML para organizá-lo.</text:p>
      <text:p text:style-name="P1"><text:tab/>Essa distinção é crucial. O instrutor na fonte demonstra isso perfeitamente nas ferramentas de desenvolvedor do navegador. Ao inspecionar uma <text:span text:style-name="Source_20_Text">div</text:span> que continha seis <text:span text:style-name="Source_20_Text">div</text:span>s filhas, a propriedade <text:span text:style-name="Source_20_Text">childNodes</text:span> retornou uma contagem de <text:span text:style-name="T2">13</text:span>, enquanto a propriedade <text:span text:style-name="Source_20_Text">children</text:span> retornou <text:span text:style-name="T2">6</text:span>. Essa <text:soft-page-break/>discrepância é causada pelo fato de <text:span text:style-name="Source_20_Text">childNodes</text:span> contar cada nó de texto — incluindo os espaços e quebras de linha entre as<text:span text:style-name="T4"> tags </text:span><text:span text:style-name="Source_20_Text">div</text:span> — enquanto <text:span text:style-name="Source_20_Text">children</text:span> isola corretamente apenas os elementos HTML que normalmente queremos manipular.</text:p>
      <text:p text:style-name="P1"><text:tab/>A tabela abaixo contrasta as propriedades de navegação focadas em Nós com suas contrapartes focadas em Elementos, que são geralmente as que você irá preferir usar. Você pode verificar isso por conta própria inspecionando um elemento nas Ferramentas de Desenvolvedor do seu navegador e observando o painel "Properties".</text:p>
      <text:p text:style-name="P1"/>
      <table:table table:name="Tabela1" table:style-name="Tabela1">
        <table:table-column table:style-name="Tabela1.A"/>
        <table:table-column table:style-name="Tabela1.B"/>
        <table:table-column table:style-name="Tabela1.C"/>
        <table:table-row>
          <table:table-cell table:style-name="Tabela1.A1" office:value-type="string">
            <text:p text:style-name="P3">Propriedade focada em <text:span text:style-name="T2">Nodes</text:span></text:p>
          </table:table-cell>
          <table:table-cell table:style-name="Tabela1.A1" office:value-type="string">
            <text:p text:style-name="P3">Propriedade focada em <text:span text:style-name="T2">Elements</text:span></text:p>
          </table:table-cell>
          <table:table-cell table:style-name="Tabela1.C1" office:value-type="string">
            <text:p text:style-name="P4">Descrição da Diferença</text:p>
          </table:table-cell>
        </table:table-row>
        <table:table-row>
          <table:table-cell table:style-name="Tabela1.A2" office:value-type="string">
            <text:p text:style-name="P3"><text:span text:style-name="Source_20_Text">childNodes</text:span></text:p>
          </table:table-cell>
          <table:table-cell table:style-name="Tabela1.A2" office:value-type="string">
            <text:p text:style-name="P3"><text:span text:style-name="Source_20_Text">children</text:span></text:p>
          </table:table-cell>
          <table:table-cell table:style-name="Tabela1.C2" office:value-type="string">
            <text:p text:style-name="P5"><text:span text:style-name="Source_20_Text">childNodes</text:span> retorna todos os nós filhos, incluindo textos e comentários. <text:span text:style-name="Source_20_Text">children</text:span> retorna apenas os nós que são elementos HTML.</text:p>
          </table:table-cell>
        </table:table-row>
        <table:table-row>
          <table:table-cell table:style-name="Tabela1.A2" office:value-type="string">
            <text:p text:style-name="P3"><text:span text:style-name="Source_20_Text">firstChild</text:span></text:p>
          </table:table-cell>
          <table:table-cell table:style-name="Tabela1.A2" office:value-type="string">
            <text:p text:style-name="P3"><text:span text:style-name="Source_20_Text">firstElementChild</text:span></text:p>
          </table:table-cell>
          <table:table-cell table:style-name="Tabela1.C2" office:value-type="string">
            <text:p text:style-name="P5"><text:span text:style-name="Source_20_Text">firstChild</text:span> retorna o primeiro nó filho. Isso é crucial porque o <text:span text:style-name="Source_20_Text">firstChild</text:span> é frequentemente um nó de texto indesejado (um espaço ou quebra de linha) deixado no HTML. <text:span text:style-name="Source_20_Text">firstElementChild</text:span> retorna o primeiro elemento HTML filho.</text:p>
          </table:table-cell>
        </table:table-row>
        <table:table-row>
          <table:table-cell table:style-name="Tabela1.A2" office:value-type="string">
            <text:p text:style-name="P3"><text:span text:style-name="Source_20_Text">lastChild</text:span></text:p>
          </table:table-cell>
          <table:table-cell table:style-name="Tabela1.A2" office:value-type="string">
            <text:p text:style-name="P3"><text:span text:style-name="Source_20_Text">lastElementChild</text:span></text:p>
          </table:table-cell>
          <table:table-cell table:style-name="Tabela1.C2" office:value-type="string">
            <text:p text:style-name="P5"><text:span text:style-name="Source_20_Text">lastChild</text:span> retorna o último nó filho, que também pode ser um texto. <text:span text:style-name="Source_20_Text">lastElementChild</text:span> retorna o último elemento HTML filho.</text:p>
          </table:table-cell>
        </table:table-row>
        <table:table-row>
          <table:table-cell table:style-name="Tabela1.A2" office:value-type="string">
            <text:p text:style-name="P3"><text:span text:style-name="Source_20_Text">nextSibling</text:span></text:p>
          </table:table-cell>
          <table:table-cell table:style-name="Tabela1.A2" office:value-type="string">
            <text:p text:style-name="P3"><text:span text:style-name="Source_20_Text">nextElementSibling</text:span></text:p>
          </table:table-cell>
          <table:table-cell table:style-name="Tabela1.C2" office:value-type="string">
            <text:p text:style-name="P5"><text:span text:style-name="Source_20_Text">nextSibling</text:span> aponta para o próximo nó irmão. Usá-lo pode retornar inesperadamente um nó de texto, quebrando a lógica que espera outro elemento HTML. <text:span text:style-name="Source_20_Text">nextElementSibling</text:span> move-se de forma confiável entre os elementos reais.</text:p>
          </table:table-cell>
        </table:table-row>
        <table:table-row>
          <table:table-cell table:style-name="Tabela1.A2" office:value-type="string">
            <text:p text:style-name="P3"><text:span text:style-name="Source_20_Text">parentNode</text:span></text:p>
          </table:table-cell>
          <table:table-cell table:style-name="Tabela1.A2" office:value-type="string">
            <text:p text:style-name="P3"><text:span text:style-name="Source_20_Text">parentElement</text:span></text:p>
          </table:table-cell>
          <table:table-cell table:style-name="Tabela1.C6" office:value-type="string">
            <text:p text:style-name="P5">Ambos geralmente apontam para o elemento pai, sendo usados para "subir" na árvore do DOM. <text:span text:style-name="Source_20_Text">parentElement</text:span> é a opção mais comum e segura para garantir que você obtenha um elemento HTML.</text:p>
          </table:table-cell>
        </table:table-row>
      </table:table>
      <text:p text:style-name="P1"/>
      <text:p text:style-name="P1"><text:tab/>Com essa distinção teórica clara, vamos ver como aplicar essas propriedades em código para navegar pelo DOM de forma eficaz.</text:p>
      <text:h text:style-name="Heading_20_2" text:outline-level="2"><text:soft-page-break/>Acessando Elementos na Prática com JavaScript</text:h>
      <text:p text:style-name="Text_20_body"/>
      <text:p text:style-name="P1">Agora que entendemos a teoria por trás das relações do DOM e a diferença entre nós e elementos, vamos aplicar esse conhecimento em exemplos práticos. Os trechos de código a seguir demonstram como usar as propriedades de relacionamento para navegar pela árvore DOM a partir de um elemento de referência.</text:p>
      <text:p text:style-name="P1"/>
      <text:h text:style-name="Heading_20_3" text:outline-level="3"><text:span text:style-name="T2">Acessando Elementos Filhos (</text:span><text:span text:style-name="Source_20_Text"><text:span text:style-name="T2">Children</text:span></text:span><text:span text:style-name="T2">)</text:span></text:h>
      <text:p text:style-name="P6"/>
      <text:p text:style-name="P1"><text:tab/>A forma mais comum de obter os descendentes diretos de um elemento é através da propriedade <text:span text:style-name="Source_20_Text">.children</text:span>. Ela retorna uma <text:span text:style-name="Source_20_Text">HTMLCollection</text:span>, que é uma coleção semelhante a um array contendo todos os elementos HTML filhos de um determinado pai.</text:p>
      <text:p text:style-name="P1"/>
      <text:p text:style-name="P7"><text:span text:style-name="Source_20_Text">// Supondo que 'caixa1' seja a nossa div principal que contém outros elementos</text:span></text:p>
      <text:p text:style-name="P7"><text:span text:style-name="Source_20_Text">const caixa1 = document.querySelector("#caixa1");</text:span></text:p>
      <text:p text:style-name="P7"/>
      <text:p text:style-name="P7"><text:span text:style-name="Source_20_Text">// Acessando todos os elementos filhos</text:span></text:p>
      <text:p text:style-name="P7"><text:span text:style-name="Source_20_Text">console.log(caixa1.children);</text:span></text:p>
      <text:p text:style-name="P1"/>
      <text:p text:style-name="P1"><text:tab/>O resultado deste código será uma coleção de todos os elementos <text:span text:style-name="Source_20_Text">&lt;div&gt;</text:span> que estão diretamente dentro de <text:span text:style-name="Source_20_Text">#caixa1</text:span>. Como se trata de uma coleção, podemos acessar elementos individuais através de seu índice. Por exemplo, usar <text:span text:style-name="Source_20_Text">caixa1.children[4]</text:span> selecionaria o quinto elemento filho, que no exemplo do instrutor era a <text:span text:style-name="Source_20_Text">div</text:span> contendo o texto "React".</text:p>
      <text:p text:style-name="P1"/>
      <text:h text:style-name="Heading_20_3" text:outline-level="3">Selecionando o Primeiro e o Último Filho</text:h>
      <text:p text:style-name="P6"/>
      <text:p text:style-name="P1"><text:tab/>Para selecionar especificamente o primeiro ou o último elemento filho, JavaScript oferece atalhos convenientes e muito legíveis: as propriedades <text:span text:style-name="Source_20_Text">.firstElementChild</text:span> e <text:span text:style-name="Source_20_Text">.lastElementChild</text:span>.</text:p>
      <text:p text:style-name="P1"/>
      <text:p text:style-name="P7"><text:span text:style-name="Source_20_Text">// Pegando o primeiro elemento filho</text:span></text:p>
      <text:p text:style-name="P7"><text:span text:style-name="Source_20_Text">console.log(caixa1.firstElementChild);</text:span></text:p>
      <text:p text:style-name="P7"/>
      <text:p text:style-name="P7"><text:span text:style-name="Source_20_Text">// Pegando o último elemento filho</text:span></text:p>
      <text:p text:style-name="P7"><text:span text:style-name="Source_20_Text">console.log(caixa1.lastElementChild);</text:span></text:p>
      <text:p text:style-name="P1"><text:soft-page-break/><text:tab/>Além do atalho <text:span text:style-name="Source_20_Text">.lastElementChild</text:span>, também é possível obter o último filho de forma dinâmica usando a propriedade <text:span text:style-name="Source_20_Text">.length</text:span> da coleção <text:span text:style-name="Source_20_Text">children</text:span>. Lembre-se que, como os índices de arrays começam em <text:span text:style-name="Source_20_Text">0</text:span>, o índice do último elemento é sempre o comprimento total da coleção menos um.</text:p>
      <text:p text:style-name="P1"/>
      <text:p text:style-name="P7"><text:span text:style-name="Source_20_Text">// Método alternativo para pegar o último elemento</text:span></text:p>
      <text:p text:style-name="P7"><text:span text:style-name="Source_20_Text">const todosOsFilhos = caixa1.children;</text:span></text:p>
      <text:p text:style-name="P7"><text:span text:style-name="Source_20_Text">console.log(todosOsFilhos[todosOsFilhos.length - 1]);</text:span></text:p>
      <text:h text:style-name="P8" text:outline-level="4" text:is-list-header="true"/>
      <text:h text:style-name="Heading_20_3" text:outline-level="3">Identificando o Elemento Raiz do Documento</text:h>
      <text:p text:style-name="Text_20_body"/>
      <text:p text:style-name="P1"><text:tab/>Todo documento HTML possui um "nó raiz" (root node), que serve como o ponto de partida de toda a estrutura. Em um contexto de desenvolvimento web padrão, esse nó raiz é o próprio objeto <text:span text:style-name="Source_20_Text">document</text:span>. Podemos confirmar isso a partir de qualquer elemento na página.</text:p>
      <text:p text:style-name="P1"><text:tab/>O método <text:span text:style-name="Source_20_Text">.getRootNode()</text:span> e a propriedade <text:span text:style-name="Source_20_Text">.ownerDocument</text:span> nos permitem identificar o proprietário do documento de um determinado elemento. Note a diferença de sintaxe: <text:span text:style-name="Source_20_Text">.getRootNode()</text:span> é um método, por isso requer parênteses <text:span text:style-name="Source_20_Text">()</text:span> para ser executado, enquanto <text:span text:style-name="Source_20_Text">.ownerDocument</text:span> é uma propriedade, que é acessada diretamente sem parênteses. Essa distinção entre métodos e propriedades é um conceito central em JavaScript.</text:p>
      <text:p text:style-name="P1"/>
      <text:p text:style-name="P7"><text:span text:style-name="Source_20_Text">// Obtendo o nó raiz a partir de um elemento</text:span></text:p>
      <text:p text:style-name="P7"><text:span text:style-name="Source_20_Text">// 'c1' seria um dos cursos dentro da caixa1</text:span></text:p>
      <text:p text:style-name="P7"><text:span text:style-name="Source_20_Text">const c1 = document.querySelector(".curso");</text:span></text:p>
      <text:p text:style-name="P7"/>
      <text:p text:style-name="P7"><text:span text:style-name="Source_20_Text">console.log(c1.getRootNode());</text:span></text:p>
      <text:p text:style-name="P7"><text:span text:style-name="Source_20_Text">console.log(c1.ownerDocument);</text:span></text:p>
      <text:p text:style-name="P1"/>
      <text:p text:style-name="P1">No navegador, para uma página web padrão, ambos os comandos acima retornarão o objeto <text:span text:style-name="Source_20_Text">document</text:span>, confirmando que ele é a raiz de toda a estrutura com a qual estamos interagindo.</text:p>
      <text:p text:style-name="P1"/>
      <text:h text:style-name="Heading_20_1" text:outline-level="1">Conclusão: Dominando a Navegação no DOM</text:h>
      <text:p text:style-name="P1"/>
      <text:p text:style-name="P1"><text:tab/>Navegar pelo DOM com base nas relações entre elementos é uma habilidade poderosa e fundamental em JavaScript. Ao dominar esses conceitos, você ganha precisão e flexibilidade para encontrar e manipular qualquer elemento na página. Vamos recapitular os pontos-chave que abordamos:</text:p>
      <text:list text:style-name="L2">
        <text:list-item>
          <text:p text:style-name="P9"><text:soft-page-break/><text:span text:style-name="T2">A importância de visualizar o DOM como uma árvore de relações:</text:span> Entender os conceitos de pai (<text:span text:style-name="Source_20_Text">parent</text:span>), filho (<text:span text:style-name="Source_20_Text">child</text:span>) e irmão (<text:span text:style-name="Source_20_Text">sibling</text:span>) é o primeiro passo para uma manipulação eficaz.</text:p>
        </text:list-item>
        <text:list-item>
          <text:p text:style-name="P9"><text:span text:style-name="T2">A diferença fundamental entre "Nodes" e "Elements":</text:span> Lembre-se que <text:span text:style-name="T6">Nodes</text:span> incluem textos e comentários, enquanto <text:span text:style-name="T6">Elements</text:span> se referem especificamente às tags HTML. Dê preferência às propriedades focadas em elementos (<text:span text:style-name="Source_20_Text">.children</text:span>, <text:span text:style-name="Source_20_Text">.firstElementChild</text:span>, etc.) para evitar resultados inesperados.</text:p>
        </text:list-item>
        <text:list-item>
          <text:p text:style-name="P9"><text:span text:style-name="T2">As principais propriedades JavaScript para navegação:</text:span> Vimos como usar <text:span text:style-name="Source_20_Text">.children</text:span> para obter uma coleção de filhos, <text:span text:style-name="Source_20_Text">.parentElement</text:span> para subir na hierarquia e atalhos como <text:span text:style-name="Source_20_Text">.firstElementChild</text:span> e <text:span text:style-name="Source_20_Text">.lastElementChild</text:span> para uma seleção direta.</text:p>
        </text:list-item>
      </text:list>
      <text:p text:style-name="P1"><text:tab/>Este conhecimento serve como uma base sólida para manipulações mais complexas do DOM. Dominar essas relações é um passo fundamental, então continue praticando, pois este tópico é de importância crítica para construir aplicações web dinâmicas.</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erif2" svg:font-family="'Liberation Serif'" style:font-adornments="Itálico Negrito" style:font-family-generic="roman" style:font-pitch="variable"/>
    <style:font-face style:name="Liberation Serif3" svg:font-family="'Liberation Serif'" style:font-adornments="Negrito"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_32_0_20_Percent" draw:display-name="20 Percent" xlink:href="Pictures/10000000000000080000000889DAE7A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50%" fo:text-indent="0cm" style:auto-text-indent="fals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fo:line-height="150%"/>
      <style:text-properties fo:text-transform="uppercase" style:font-name="Liberation Serif3" fo:font-family="'Liberation Serif'" style:font-style-name="Negrito"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cm" fo:margin-bottom="0cm" style:contextual-spacing="false" fo:line-height="150%"/>
      <style:text-properties style:font-name="Liberation Serif3" fo:font-family="'Liberation Serif'" style:font-style-name="Negrito"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cm" fo:margin-bottom="0cm" style:contextual-spacing="false" fo:line-height="150%"/>
      <style:text-properties style:font-name="Liberation Serif2" fo:font-family="'Liberation Serif'" style:font-style-name="Itálico Negrito" style:font-family-generic="roman"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cm" fo:margin-bottom="0cm" style:contextual-spacing="false" fo:line-height="150%"/>
      <style:text-properties style:font-name="Liberation Serif1" fo:font-family="'Liberation Serif'" style:font-style-name="Itálico" style:font-family-generic="roman" style:font-pitch="variable"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cm" fo:margin-bottom="0cm" style:contextual-spacing="false" fo:line-height="150%"/>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fo:line-height="150%" fo:text-align="justify" style:justify-single-word="false" fo:padding="0.45cm" fo:border="0.06pt solid #000000" style:shadow="#808080 0.15cm 0.15cm"/>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loext:graphic-properties draw:fill="bitmap" draw:fill-color="#000000" draw:fill-image-name="_32_0_20_Percent" style:repeat="repeat"/>
      <style:paragraph-properties fo:margin-top="0cm" fo:margin-bottom="0cm" style:contextual-spacing="false" fo:text-align="center" style:justify-single-word="false" fo:padding="0.45cm" fo:border="0.06pt solid #000000" style:shadow="#808080 0.176cm 0.176cm">
        <style:background-image xlink:href="Pictures/10000000000000080000000889DAE7A4.png" xlink:type="simple" xlink:actuate="onLoad"/>
      </style:paragraph-properties>
      <style:text-properties fo:font-variant="normal" fo:text-transform="none" style:font-name="Liberation Serif3" fo:font-family="'Liberation Serif'" style:font-style-name="Negrito" style:font-family-generic="roman" style:font-pitch="variable" fo:font-size="24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8.002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text-indent="0cm" style:auto-text-indent="false">
        <style:tab-stops>
          <style:tab-stop style:position="17.503cm" style:type="right" style:leader-style="dotted" style:leader-text="."/>
        </style:tab-stops>
      </style:paragraph-properties>
      <style:text-properties fo:font-style="normal" fo:font-weight="bold"/>
    </style:style>
    <style:style style:name="Contents_20_3" style:display-name="Contents 3" style:family="paragraph" style:parent-style-name="Index" style:class="index">
      <style:paragraph-properties fo:margin-left="0cm" fo:text-indent="0cm" style:auto-text-indent="false">
        <style:tab-stops>
          <style:tab-stop style:position="17.002cm" style:type="right" style:leader-style="dotted" style:leader-text="."/>
        </style:tab-stops>
      </style:paragraph-properties>
      <style:text-properties fo:font-style="italic"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space"/>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text:style-name="Numbering_20_Symbols" loext:num-list-format="%2%.%3%.%4%.%5%.%6%." style:num-suffix="." style:num-format="1" text:display-levels="5">
        <style:list-level-properties text:list-level-position-and-space-mode="label-alignment">
          <style:list-level-label-alignment text:label-followed-by="space"/>
        </style:list-level-properties>
      </text:outline-level-style>
      <text:outline-level-style text:level="7" text:style-name="Numbering_20_Symbols" loext:num-list-format="%3%.%4%.%5%.%6%.%7%." style:num-suffix="." style:num-format="1" text:display-levels="5">
        <style:list-level-properties text:list-level-position-and-space-mode="label-alignment">
          <style:list-level-label-alignment text:label-followed-by="space"/>
        </style:list-level-properties>
      </text:outline-level-style>
      <text:outline-level-style text:level="8" text:style-name="Numbering_20_Symbols" loext:num-list-format="%4%.%5%.%6%.%7%.%8%." style:num-suffix="." style:num-format="1" text:display-levels="5">
        <style:list-level-properties text:list-level-position-and-space-mode="label-alignment">
          <style:list-level-label-alignment text:label-followed-by="space"/>
        </style:list-level-properties>
      </text:outline-level-style>
      <text:outline-level-style text:level="9" text:style-name="Numbering_20_Symbols" loext:num-list-format="%5%.%6%.%7%.%8%.%9%." style:num-suffix="." style:num-format="1" text:display-levels="5">
        <style:list-level-properties text:list-level-position-and-space-mode="label-alignment">
          <style:list-level-label-alignment text:label-followed-by="space"/>
        </style:list-level-properties>
      </text:outline-level-style>
      <text:outline-level-style text:level="10" text:style-name="Numbering_20_Symbols" loext:num-list-format="%6%.%7%.%8%.%9%.%10%." style:num-suffix="." style:num-format="1" text:display-levels="5">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2T11:20:06.595167952</meta:creation-date>
    <meta:print-date>2026-01-14T18:25:18.012763700</meta:print-date>
    <meta:printed-by>Arquivos PDF</meta:printed-by>
    <dc:date>2026-01-14T20:23:16.794889711</dc:date>
    <meta:editing-duration>PT2H30M46S</meta:editing-duration>
    <meta:editing-cycles>7</meta:editing-cycles>
    <meta:generator>LibreOffice/25.8.4.2$Linux_X86_64 LibreOffice_project/290daaa01b999472f0c7a3890eb6a550fd74c6df</meta:generator>
    <meta:document-statistic meta:table-count="1" meta:image-count="0" meta:object-count="0" meta:page-count="5" meta:paragraph-count="64" meta:word-count="1243" meta:character-count="8284" meta:non-whitespace-character-count="7100"/>
  </office:meta>
</office:document-meta>
</file>